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iberation Serif1" svg:font-family="'Liberation Serif', 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386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508cm"/>
    </style:style>
    <style:style style:name="P1" style:family="paragraph" style:parent-style-name="Table_20_Contents">
      <style:paragraph-properties fo:text-align="start" style:justify-single-word="false"/>
      <style:text-properties style:font-name="Bitstream Charter" fo:font-size="12pt" officeooo:rsid="001559b1" officeooo:paragraph-rsid="001559b1"/>
    </style:style>
    <style:style style:name="P2" style:family="paragraph" style:parent-style-name="Table_20_Contents">
      <style:paragraph-properties fo:text-align="center" style:justify-single-word="false"/>
      <style:text-properties style:font-name="Bitstream Charter" fo:font-size="12pt" officeooo:rsid="001559b1" officeooo:paragraph-rsid="001559b1"/>
    </style:style>
    <style:style style:name="P3" style:family="paragraph" style:parent-style-name="Table_20_Contents">
      <style:paragraph-properties fo:text-align="start" style:justify-single-word="false"/>
      <style:text-properties style:font-name="Bitstream Charter" fo:font-size="12pt" officeooo:rsid="0015d75c" officeooo:paragraph-rsid="0015d75c"/>
    </style:style>
    <style:style style:name="P4" style:family="paragraph" style:parent-style-name="Table_20_Contents">
      <style:paragraph-properties fo:text-align="start" style:justify-single-word="false"/>
      <style:text-properties style:font-name="Bitstream Charter" fo:font-size="12pt" officeooo:rsid="0015d75c" officeooo:paragraph-rsid="0015d75c" style:font-size-asian="12pt" style:font-size-complex="12pt"/>
    </style:style>
    <style:style style:name="P5" style:family="paragraph" style:parent-style-name="Table_20_Contents">
      <style:paragraph-properties fo:text-align="start" style:justify-single-word="false"/>
      <style:text-properties style:font-name="Bitstream Charter" fo:font-size="12pt" officeooo:rsid="00160253" officeooo:paragraph-rsid="00160253"/>
    </style:style>
    <style:style style:name="P6" style:family="paragraph" style:parent-style-name="Table_20_Contents">
      <style:paragraph-properties fo:text-align="start" style:justify-single-word="false"/>
      <style:text-properties fo:color="#000000" style:font-name="Bitstream Charter" fo:font-size="12pt" officeooo:rsid="001559b1" officeooo:paragraph-rsid="001559b1" fo:background-color="#ffffff" style:font-size-asian="12pt" style:font-size-complex="12pt"/>
    </style:style>
    <style:style style:name="P7" style:family="paragraph" style:parent-style-name="Table_20_Contents">
      <style:paragraph-properties fo:text-align="start" style:justify-single-word="false"/>
      <style:text-properties fo:color="#000000" style:font-name="Bitstream Charter" fo:font-size="12pt" officeooo:rsid="00160253" officeooo:paragraph-rsid="00160253" fo:background-color="#ffffff" style:font-size-asian="12pt" style:font-size-complex="12pt"/>
    </style:style>
    <style:style style:name="P8" style:family="paragraph" style:parent-style-name="Standard">
      <style:paragraph-properties fo:text-align="start" style:justify-single-word="false"/>
      <style:text-properties fo:color="#000000" style:font-name="Bitstream Charter" fo:font-size="12pt" officeooo:rsid="0015d75c" officeooo:paragraph-rsid="0015d75c" fo:background-color="#ffffff" style:font-size-asian="12pt" style:font-size-complex="12pt"/>
    </style:style>
    <style:style style:name="P9" style:family="paragraph" style:parent-style-name="Standard">
      <style:paragraph-properties fo:text-align="start" style:justify-single-word="false"/>
      <style:text-properties fo:color="#000000" style:font-name="Bitstream Charter" fo:font-size="12pt" officeooo:rsid="0015d75c" officeooo:paragraph-rsid="0017c2c2" fo:background-color="#ffffff" style:font-size-asian="12pt" style:font-size-complex="12pt"/>
    </style:style>
    <style:style style:name="P10" style:family="paragraph" style:parent-style-name="Standard">
      <style:paragraph-properties fo:margin-top="0.494cm" fo:margin-bottom="0.247cm" loext:contextual-spacing="false" fo:line-height="115%" fo:text-align="start" style:justify-single-word="false" style:writing-mode="lr-tb"/>
      <style:text-properties fo:color="#000000" style:font-name="Bitstream Charter" fo:font-size="12pt" fo:font-weight="bold" officeooo:rsid="0014e3bb" officeooo:paragraph-rsid="000ffe33" fo:background-color="#ffffff" style:font-weight-asian="bold" style:font-weight-complex="bold"/>
    </style:style>
    <style:style style:name="P11" style:family="paragraph" style:parent-style-name="Standard">
      <style:paragraph-properties fo:margin-top="0.494cm" fo:margin-bottom="0.247cm" loext:contextual-spacing="false" fo:line-height="115%" fo:text-align="justify" style:justify-single-word="false" style:writing-mode="lr-tb"/>
      <style:text-properties style:font-name="Bitstream Charter" officeooo:paragraph-rsid="000f45d3"/>
    </style:style>
    <style:style style:name="P12" style:family="paragraph" style:parent-style-name="Standard">
      <style:paragraph-properties fo:margin-top="0.494cm" fo:margin-bottom="0.247cm" loext:contextual-spacing="false" fo:line-height="115%" fo:text-align="justify" style:justify-single-word="false" style:writing-mode="lr-tb"/>
      <style:text-properties style:font-name="Bitstream Charter" officeooo:paragraph-rsid="00128afe"/>
    </style:style>
    <style:style style:name="P13" style:family="paragraph" style:parent-style-name="Standard">
      <style:paragraph-properties fo:margin-top="0.494cm" fo:margin-bottom="0.247cm" loext:contextual-spacing="false" fo:line-height="115%" fo:text-align="start" style:justify-single-word="false" style:writing-mode="lr-tb"/>
      <style:text-properties style:font-name="Bitstream Charter" officeooo:paragraph-rsid="000f45d3"/>
    </style:style>
    <style:style style:name="P14" style:family="paragraph" style:parent-style-name="Standard">
      <style:paragraph-properties fo:margin-top="0.494cm" fo:margin-bottom="0.247cm" loext:contextual-spacing="false" fo:line-height="115%" fo:text-align="start" style:justify-single-word="false" style:writing-mode="lr-tb"/>
      <style:text-properties style:font-name="Bitstream Charter" officeooo:paragraph-rsid="0014e3bb"/>
    </style:style>
    <style:style style:name="P15" style:family="paragraph" style:parent-style-name="Standard">
      <style:paragraph-properties fo:margin-top="0.494cm" fo:margin-bottom="0.247cm" loext:contextual-spacing="false" style:writing-mode="lr-tb"/>
      <style:text-properties style:font-name="Bitstream Charter" fo:font-weight="bold" style:font-weight-asian="bold" style:font-weight-complex="bold"/>
    </style:style>
    <style:style style:name="P16" style:family="paragraph" style:parent-style-name="Standard">
      <style:paragraph-properties fo:margin-top="0.494cm" fo:margin-bottom="0.247cm" loext:contextual-spacing="false" fo:line-height="115%" fo:text-align="start" style:justify-single-word="false" style:writing-mode="lr-tb"/>
      <style:text-properties style:font-name="Bitstream Charter" fo:font-weight="bold" officeooo:paragraph-rsid="00128afe" style:font-weight-asian="bold" style:font-weight-complex="bold"/>
    </style:style>
    <style:style style:name="P17" style:family="paragraph" style:parent-style-name="Standard">
      <style:paragraph-properties fo:margin-top="0.494cm" fo:margin-bottom="0.247cm" loext:contextual-spacing="false" fo:line-height="115%" fo:text-align="start" style:justify-single-word="false" style:writing-mode="lr-tb"/>
      <style:text-properties style:font-name="Bitstream Charter" fo:font-weight="bold" officeooo:paragraph-rsid="00145b92" style:font-weight-asian="bold" style:font-weight-complex="bold"/>
    </style:style>
    <style:style style:name="T1" style:family="text">
      <style:text-properties fo:color="#000000" style:font-name="Liberation Serif1" fo:font-size="12pt" officeooo:rsid="000f45d3" fo:background-color="#ffffff" loext:char-shading-value="0"/>
    </style:style>
    <style:style style:name="T2" style:family="text">
      <style:text-properties fo:color="#000000" style:font-name="Liberation Serif1" fo:font-size="12pt" officeooo:rsid="00128afe" fo:background-color="#ffffff" loext:char-shading-value="0"/>
    </style:style>
    <style:style style:name="T3" style:family="text">
      <style:text-properties fo:color="#000000" fo:font-size="12pt" fo:background-color="#ffffff" loext:char-shading-value="0"/>
    </style:style>
    <style:style style:name="T4" style:family="text">
      <style:text-properties fo:color="#000000" fo:font-size="12pt" officeooo:rsid="000d70ce" fo:background-color="#ffffff" loext:char-shading-value="0"/>
    </style:style>
    <style:style style:name="T5" style:family="text">
      <style:text-properties fo:color="#000000" fo:font-size="12pt" officeooo:rsid="000f45d3" fo:background-color="#ffffff" loext:char-shading-value="0"/>
    </style:style>
    <style:style style:name="T6" style:family="text">
      <style:text-properties fo:color="#000000" fo:font-size="12pt" officeooo:rsid="000ffe33" fo:background-color="#ffffff" loext:char-shading-value="0"/>
    </style:style>
    <style:style style:name="T7" style:family="text">
      <style:text-properties fo:color="#000000" fo:font-size="12pt" officeooo:rsid="00109961" fo:background-color="#ffffff" loext:char-shading-value="0"/>
    </style:style>
    <style:style style:name="T8" style:family="text">
      <style:text-properties fo:color="#000000" fo:font-size="12pt" officeooo:rsid="00128afe" fo:background-color="#ffffff" loext:char-shading-value="0"/>
    </style:style>
    <style:style style:name="T9" style:family="text">
      <style:text-properties fo:color="#000000" fo:font-size="12pt" officeooo:rsid="0014e3bb" fo:background-color="#ffffff" loext:char-shading-value="0"/>
    </style:style>
    <style:style style:name="T10" style:family="text">
      <style:text-properties fo:color="#000000" fo:font-size="12pt" officeooo:rsid="00153a6d" fo:background-color="#ffffff" loext:char-shading-value="0"/>
    </style:style>
    <style:style style:name="T11" style:family="text">
      <style:text-properties officeooo:rsid="000f45d3"/>
    </style:style>
    <style:style style:name="T12" style:family="text">
      <style:text-properties officeooo:rsid="000ffe33"/>
    </style:style>
    <style:style style:name="T13" style:family="text">
      <style:text-properties officeooo:rsid="00128afe"/>
    </style:style>
    <style:style style:name="T14" style:family="text">
      <style:text-properties officeooo:rsid="00160253"/>
    </style:style>
    <style:style style:name="T15" style:family="text">
      <style:text-properties officeooo:rsid="0017c2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1. Can a Project Manager be a Scrum Master? Why or How?</text:span></text:p>
      <text:p text:style-name="P11"><text:span text:style-name="T4"><text:s text:c="10"/>Yes. </text:span><text:span text:style-name="T5">A Project Manager can be a Scrum Master, but the reverse is not possiblei.e, a scrum master cannot be a Project Manager. T</text:span>he project manager is a leader, a decision maker, a planner, someone who manages the project and the team and is the person accountable to the business for accomplishing the project objectives. <text:span text:style-name="T11">He is concerned about the deliverables. On the other hand a S</text:span>crumMaster's role is more that of coach and facilitator, a role that sits between the project and the customer. <text:s/>The ScrumMaster is responsible for the Scrum process, its correct and continuous implementation, and the maximization of its benefits. </text:p>
      <text:p text:style-name="P13"><text:span text:style-name="T5">Project Managers can be Scrum Master if he is certified forn Scrum, but that is not a guaranteed fit. </text:span>A lot of traditional <text:span text:style-name="T11">P</text:span>roject <text:span text:style-name="T11">M</text:span>anagers struggle with the transition because it means stepping away from a highly structured position <text:span text:style-name="T11">to</text:span> a predefined specification. Gone is the overanalyzing, form-filling approach to change. The pro<text:span text:style-name="T12">jec</text:span>t <text:span text:style-name="T12">manager</text:span> often has to deal with change on a daily basis. Those changes aren't always big shifts, but the decisions made to include them can have a big effect on the end product. Being able to make those decisions is important to the flow of the project, and a product definition may change massively from what it looked like at the beginning. In fact, a product doesn't even need to be fully defined at the outset of an Agile project. <text:span text:style-name="T12">So for Agile Project managers, it is easier to become a Scrum master.</text:span><text:span text:style-name="T1"><text:line-break/></text:span></text:p>
      <text:p text:style-name="P16"><text:span text:style-name="T5">2. </text:span><text:span text:style-name="T6">Can</text:span><text:span text:style-name="T3"> a Scrum Master be a Product Owner? Why or How?</text:span></text:p>
      <text:p text:style-name="P12"><text:span text:style-name="T3"><text:s text:c="24"/></text:span><text:span text:style-name="T6">No, a Scrum <text:s/>Master cannot be a Product Owner. </text:span><text:span text:style-name="T7">A</text:span><text:span text:style-name="T6"> Scrum Master who </text:span><text:span text:style-name="T7">is in charge of a developement team and his job is to coach, mentor and facilitator of the project. In a scrum there will many sprints as per pre-defined Scrum plan. After each sprint Product Owner has to sign the sprint logs prepared after that particular sprint. And also Product Owner is the one who should s</text:span><text:span text:style-name="T8">hould give instructions for the next sprint and the scrum manager has no role to play in that. Scrum Managers aren’t aware of the next plans as well. So one person cannot handle this two roles in a team.</text:span></text:p>
      <text:p text:style-name="P17"><text:span text:style-name="T8"/></text:p>
      <text:p text:style-name="P17"><text:span text:style-name="T8">3. A member of the Scrum team does not want to participate in the sprint planning meetings but considers them a waste of time. How do you, as a Scrum Master,deal with that attitude?</text:span></text:p>
      <text:p text:style-name="P14"><text:span text:style-name="T8"><text:s text:c="30"/></text:span><text:span text:style-name="T9">Scrum is a long process, but sprint is small activity in between. The maximum number of people who can participate in a sprint is 9. So if one person is not </text:span><text:soft-page-break/><text:span text:style-name="T9">coming, it will badly affect the sprint. </text:span><text:span text:style-name="T10">Sprint planning will be a maximum of 2hrs for a sprint week. The sprnt meeting will decide on what will be done in the next sprint and how it will be done. Product owner will be coming and he will be giving the main inputs for the next sprint. All the team membres in the sprint should understand what is to be done. </text:span><text:span text:style-name="T9">So as the person in charge for the scrum, </text:span><text:span text:style-name="T10">it is important that</text:span><text:span text:style-name="T9"> the Scrum master should try and motivate the team member who is not interested </text:span><text:span text:style-name="T10">to </text:span><text:span text:style-name="T9">com</text:span><text:span text:style-name="T10">e for the Sprint planning</text:span><text:span text:style-name="T9">. Somehow he should make the team member glued to the team, so that only the team can move forward productively. Sprint planning and stand up meetings and its importance should be made understaood for each of the team members for the successfull completion of the project. </text:span><text:span text:style-name="T2"><text:line-break/></text:span></text:p>
      <text:p text:style-name="P10"><text:span text:style-name="T13">4. What is the difference between the Product Backlog and Sprint Backlog? Justify with example.</text:span></text:p>
      <text:p text:style-name="P10"/>
      <table:table table:name="Table1" table:style-name="Table1">
        <table:table-column table:style-name="Table1.A" table:number-columns-repeated="2"/>
        <table:table-row>
          <table:table-cell table:style-name="Table1.A1" office:value-type="string">
            <text:p text:style-name="P2">Product Backlog</text:p>
          </table:table-cell>
          <table:table-cell table:style-name="Table1.B1" office:value-type="string">
            <text:p text:style-name="P2">Sprint backlog</text:p>
          </table:table-cell>
        </table:table-row>
        <table:table-row table:style-name="Table1.2">
          <table:table-cell table:style-name="Table1.A2" office:value-type="string">
            <text:p text:style-name="P1">Ordered List of features that are needed as part of end-product.</text:p>
          </table:table-cell>
          <table:table-cell table:style-name="Table1.B2" office:value-type="string">
            <text:p text:style-name="P3">Sprint backlog can be actually considered as a subset of product backlog</text:p>
          </table:table-cell>
        </table:table-row>
        <table:table-row table:style-name="Table1.3">
          <table:table-cell table:style-name="Table1.A2" office:value-type="string">
            <text:p text:style-name="P7">Product owner maintains the product backlog, he is the owner of Product backlog</text:p>
          </table:table-cell>
          <table:table-cell table:style-name="Table1.B2" office:value-type="string">
            <text:p text:style-name="P8">Maintained by scrum team. <text:span text:style-name="T14">Development team owns the Scrum Backlog.</text:span></text:p>
            <text:p text:style-name="P4"/>
          </table:table-cell>
        </table:table-row>
        <table:table-row table:style-name="Table1.2">
          <table:table-cell table:style-name="Table1.A2" office:value-type="string">
            <text:p text:style-name="P6">List can contain bugs and non-functional items.</text:p>
          </table:table-cell>
          <table:table-cell table:style-name="Table1.B2" office:value-type="string">
            <text:p text:style-name="P5">It is a forecast by the team about what will be done in the next increment.</text:p>
          </table:table-cell>
        </table:table-row>
        <table:table-row table:style-name="Table1.2">
          <table:table-cell table:style-name="Table1.A2" office:value-type="string">
            <text:p text:style-name="P6">Duration – Project. <text:span text:style-name="T14">Longer Duration</text:span></text:p>
          </table:table-cell>
          <table:table-cell table:style-name="Table1.B2" office:value-type="string">
            <text:p text:style-name="P8">Duration- Sprint. <text:span text:style-name="T14">Shorter duration</text:span></text:p>
            <text:p text:style-name="P4"/>
          </table:table-cell>
        </table:table-row>
        <table:table-row table:style-name="Table1.2">
          <table:table-cell table:style-name="Table1.A2" office:value-type="string">
            <text:p text:style-name="P6">Items in product backlog can be added by anyone at any time.</text:p>
          </table:table-cell>
          <table:table-cell table:style-name="Table1.B2" office:value-type="string">
            <text:p text:style-name="P9"><text:span text:style-name="T15">It </text:span>is updated daily by scrum team from release backlog or product backlog.</text:p>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Liberation Serif1" svg:font-family="'Liberation Serif', 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31:29.790877146</meta:creation-date>
    <dc:date>2016-08-19T16:48:30.852804963</dc:date>
    <meta:editing-duration>PT34M30S</meta:editing-duration>
    <meta:editing-cycles>7</meta:editing-cycles>
    <meta:generator>LibreOffice/5.1.4.2$Linux_X86_64 LibreOffice_project/10m0$Build-2</meta:generator>
    <meta:document-statistic meta:table-count="1" meta:image-count="0" meta:object-count="0" meta:page-count="2" meta:paragraph-count="20" meta:word-count="717" meta:character-count="4096" meta:non-whitespace-character-count="3328"/>
  </office:meta>
</office:document-meta>
</file>